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33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0Pcs/set M2 M2.5 M3 Hex Head Brass Spacing Screws Threaded Pillar PCB Computer PC Motherboard StandOff Spacer Kit B040</text:p>
          </table:table-cell>
          <table:table-cell/>
        </table:table-row>
        <table:table-row table:style-name="ro1">
          <table:table-cell office:value-type="string" calcext:value-type="string">
            <text:p>180Pcs/set M2 M2.5 M3 Hex Head Brass Spacing Screws Threaded Pillar PCB Computer PC Motherboard StandOff Spacer Kit B040</text:p>
          </table:table-cell>
          <table:table-cell/>
        </table:table-row>
        <table:table-row table:style-name="ro1">
          <table:table-cell office:value-type="string" calcext:value-type="string">
            <text:p><text:s/>200Pcs/set M2 M2.5 M3 M4 Black/White Hex Nylon Standoff Spacer Column Flat Head Nylon Plastic Spacing Screws Nuts </text:p>
          </table:table-cell>
          <table:table-cell/>
        </table:table-row>
        <table:table-row table:style-name="ro1">
          <table:table-cell office:value-type="string" calcext:value-type="string">
            <text:p>200Pcs/set M2 M2.5 M3 M4 Black/White Hex Nylon Standoff Spacer Column Flat Head Nylon Plastic Spacing Screws Nuts</text:p>
          </table:table-cell>
          <table:table-cell/>
        </table:table-row>
        <table:table-row table:style-name="ro1">
          <table:table-cell office:value-type="string" calcext:value-type="string">
            <text:p>2SET HC-020K Double Speed Measuring Module to Test Motor's Rotational Speed with Photoelectric Encoders kit</text:p>
          </table:table-cell>
          <table:table-cell/>
        </table:table-row>
        <table:table-row table:style-name="ro1">
          <table:table-cell office:value-type="string" calcext:value-type="string">
            <text:p>2/4/8 Channel IIC I2C Logic Level Converter Bi-Directional Board Module 2 4 8 Way DC 3.3V/5V With Pins For Arduino Raspberry Pi</text:p>
          </table:table-cell>
          <table:table-cell/>
        </table:table-row>
        <table:table-row table:style-name="ro1">
          <table:table-cell office:value-type="string" calcext:value-type="string">
            <text:p>5PCS S09 DC-DC Automatic Buck Boost Power Step Up Down Board Module Input 3V-15V Output 3.3V/5V Electronic DIY PCB</text:p>
          </table:table-cell>
          <table:table-cell/>
        </table:table-row>
        <table:table-row table:style-name="ro1">
          <table:table-cell office:value-type="string" calcext:value-type="string">
            <text:p>5PCS MT3608 DC-DC Step Up Converter Booster Power Supply Module Boost Step-up Board MAX output 28V 2A</text:p>
          </table:table-cell>
          <table:table-cell/>
        </table:table-row>
        <table:table-row table:style-name="ro1">
          <table:table-cell office:value-type="string" calcext:value-type="string">
            <text:p>5pcs RC Airplane Module Mini 360 DC Buck Converter Step Down Module 4.75V-23V to 1V-17V 17x11x3.8mm New LM2596 2A </text:p>
          </table:table-cell>
          <table:table-cell/>
        </table:table-row>
        <table:table-row table:style-name="ro1">
          <table:table-cell office:value-type="string" calcext:value-type="string">
            <text:p>TS100 Metal Rc Robot Tank Car Chassis Shock Absorption Car With Suspension System Crawler Caterpillar For Arduino Diy Toy</text:p>
          </table:table-cell>
          <table:table-cell/>
        </table:table-row>
        <table:table-row table:style-name="ro1">
          <table:table-cell office:value-type="string" calcext:value-type="string">
            <text:p>5 Pcs 6.5x14.5cm Stripboard Veroboard Uncut PCB Platine Single Side Circuit Board</text:p>
          </table:table-cell>
          <table:table-cell/>
        </table:table-row>
        <table:table-row table:style-name="ro1">
          <table:table-cell office:value-type="string" calcext:value-type="string">
            <text:p>WAVGAT TB6612 DRV8833 Dual Motor Driver 1A TB6612FNG for Arduino Microcontroller Better than L298N</text:p>
          </table:table-cell>
          <table:table-cell/>
        </table:table-row>
        <table:table-row table:style-name="ro1">
          <table:table-cell office:value-type="string" calcext:value-type="string">
            <text:p>2S 3A 4A 5A 8A 10A 13A 20A 7.4V 8.4V Li-ion 18650 Lithium battery protection board / BMS board Standard / Balance </text:p>
          </table:table-cell>
          <table:table-cell office:value-type="string" calcext:value-type="string">
            <text:p>18650 2S BMS 3A</text:p>
          </table:table-cell>
        </table:table-row>
        <table:table-row table:style-name="ro1">
          <table:table-cell office:value-type="string" calcext:value-type="string">
            <text:p>1PCS 5V 1A Micro USB 18650 type-c Lithium Battery Charging Board Charger Module+Protection Dual Functions TP4056 18650 </text:p>
          </table:table-cell>
          <table:table-cell/>
        </table:table-row>
        <table:table-row table:style-name="ro1">
          <table:table-cell office:value-type="string" calcext:value-type="string">
            <text:p>1 2 3 4 6 8 x AA High quality DIY Battery Holder Storage Case Box With Switch&amp;Cover for 18650 AA Batteries Standard Container</text:p>
          </table:table-cell>
          <table:table-cell office:value-type="string" calcext:value-type="string">
            <text:p>18650 size</text:p>
          </table:table-cell>
        </table:table-row>
        <table:table-row table:style-name="ro1">
          <table:table-cell office:value-type="string" calcext:value-type="string">
            <text:p>Raspberry Pi Zero WH</text:p>
          </table:table-cell>
          <table:table-cell/>
        </table:table-row>
        <table:table-row table:style-name="ro1">
          <table:table-cell office:value-type="string" calcext:value-type="string">
            <text:p>Raspberry Pi NoIR Camera Board</text:p>
          </table:table-cell>
          <table:table-cell/>
        </table:table-row>
        <table:table-row table:style-name="ro1">
          <table:table-cell office:value-type="string" calcext:value-type="string">
            <text:p>Adjustable Pi Camera Mount</text:p>
          </table:table-cell>
          <table:table-cell/>
        </table:table-row>
        <table:table-row table:style-name="ro1">
          <table:table-cell table:style-name="ce1" office:value-type="string" calcext:value-type="string">
            <text:p>Raspberry Pi Zero v1.3 Camera C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2T10:20:20.852929837</dc:date>
    <meta:editing-duration>PT10M31S</meta:editing-duration>
    <meta:editing-cycles>2</meta:editing-cycles>
    <meta:generator>LibreOffice/7.2.0.4$Linux_X86_64 LibreOffice_project/20$Build-4</meta:generator>
    <meta:document-statistic meta:table-count="1" meta:cell-count="21" meta:object-count="0"/>
  </office:meta>
</office:document-meta>
</file>